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paragraph-properties fo:break-before="page"/>
      <style:text-properties fo:language="en" fo:country="GB"/>
    </style:style>
    <style:style style:name="P2" style:family="paragraph" style:parent-style-name="Standard">
      <style:text-properties fo:language="en" fo:country="GB"/>
    </style:style>
    <style:style style:name="P3" style:family="paragraph" style:parent-style-name="Standard" style:master-page-name="MP0">
      <style:paragraph-properties style:page-number="auto" fo:break-before="page"/>
      <style:text-properties fo:language="en" fo:country="GB"/>
    </style:style>
    <style:style style:name="P4" style:family="paragraph" style:parent-style-name="Standard">
      <style:text-properties fo:language="en" fo:country="GB" officeooo:paragraph-rsid="001f491c"/>
    </style:style>
    <style:style style:name="P5" style:family="paragraph" style:parent-style-name="Standard">
      <style:text-properties fo:language="en" fo:country="GB" officeooo:paragraph-rsid="0022e790"/>
    </style:style>
    <style:style style:name="P6" style:family="paragraph" style:parent-style-name="Standard">
      <style:text-properties fo:language="en" fo:country="GB" officeooo:rsid="0023859f" officeooo:paragraph-rsid="0023859f"/>
    </style:style>
    <style:style style:name="P7" style:family="paragraph" style:parent-style-name="Standard">
      <style:text-properties fo:language="en" fo:country="GB" officeooo:rsid="0025382d" officeooo:paragraph-rsid="0025382d"/>
    </style:style>
    <style:style style:name="P8" style:family="paragraph" style:parent-style-name="Listenabsatz" style:list-style-name="L1"/>
    <style:style style:name="P9" style:family="paragraph" style:parent-style-name="Listenabsatz" style:list-style-name="L1">
      <style:text-properties fo:language="en" fo:country="GB"/>
    </style:style>
    <style:style style:name="P10" style:family="paragraph" style:parent-style-name="Listenabsatz" style:list-style-name="L2">
      <style:text-properties fo:language="en" fo:country="GB"/>
    </style:style>
    <style:style style:name="T1" style:family="text">
      <style:text-properties fo:language="en" fo:country="GB"/>
    </style:style>
    <style:style style:name="T2" style:family="text">
      <style:text-properties style:font-name="Wingdings" fo:language="en" fo:country="GB" style:font-name-asian="Wingdings" style:font-name-complex="Wingdings"/>
    </style:style>
    <style:style style:name="T3" style:family="text">
      <style:text-properties officeooo:rsid="001f491c"/>
    </style:style>
    <style:style style:name="T4" style:family="text">
      <style:text-properties officeooo:rsid="00210dd6"/>
    </style:style>
    <style:style style:name="T5" style:family="text">
      <style:text-properties officeooo:rsid="002136ef"/>
    </style:style>
    <style:style style:name="T6" style:family="text">
      <style:text-properties officeooo:rsid="0022e790"/>
    </style:style>
    <style:style style:name="T7" style:family="text">
      <style:text-properties officeooo:rsid="0023859f"/>
    </style:style>
    <style:style style:name="T8" style:family="text">
      <style:text-properties officeooo:rsid="0025382d"/>
    </style:style>
    <style:style style:name="T9" style:family="text">
      <style:text-properties officeooo:rsid="00264b36"/>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posal: <text:span text:style-name="T5">w</text:span>riting a C core util<text:span text:style-name="T5">ity</text:span> in Rust</text:p>
      <text:p text:style-name="P2">Authors:</text:p>
      <text:p text:style-name="P4">John Deppe, <text:span text:style-name="T3">k7g8@ugrad.cs.ubc.ca</text:span></text:p>
      <text:p text:style-name="P4">Talha Khan, <text:span text:style-name="T3">x5v0b@ugrad.cs.ubc.ca</text:span></text:p>
      <text:p text:style-name="P4">Ambikeya Singh Sangwan, <text:span text:style-name="T3">p6s1b@ugrad.cs.ubc.ca</text:span></text:p>
      <text:p text:style-name="P2">Maike Basmer, h9k1b@ugrad.cs.ubc.ca</text:p>
      <text:p text:style-name="P2"/>
      <text:p text:style-name="P2">About the project</text:p>
      <text:p text:style-name="P2">We have chosen the fourth project type: to create a substantial program in a language that we have not already studied. In doing so, we want to employ the features that distinguish the specific programming language from other programming languages.</text:p>
      <text:p text:style-name="Standard"><text:span text:style-name="Absatz-Standardschriftart"><text:span text:style-name="T1">The programming language in question will be Rust. Rust seems to be a serious alternative / supplement to C/C++, thus it might be useful to learn more about this programming language. Above all, it is promoted for guaranteeing memory and thread safety, thus preventing pitfalls that have been common in C/C++. Rust has already been used in the several applications for web programming, systems programming, cloud services or embedded environments among others. </text:span></text:span><text:span text:style-name="Footnote_20_Symbol"><text:span text:style-name="T1"><text:note text:id="ftn1" text:note-class="footnote"><text:note-citation>1</text:note-citation><text:note-body><text:p text:style-name="Fußnotentext"><text:span text:style-name="Absatz-Standardschriftart"><text:span text:style-name="T1"><text:s/>see </text:span></text:span><text:a xlink:type="simple" xlink:href="https://www.rust-lang.org/en-US/friends.html" office:target-frame-name="_top" xlink:show="replace" text:style-name="Internet_20_link" text:visited-style-name="Visited_20_Internet_20_Link"><text:span text:style-name="Hyperlink"><text:span text:style-name="T1">https://www.rust-lang.org/en-US/friends.html</text:span></text:span></text:a></text:p></text:note-body></text:note></text:span></text:span></text:p>
      <text:p text:style-name="P2">Some of us have already gained experience in programming with C, thus we also intend to study Rust features with regard to the characteristics of the C language. Comparing Rust to C, we want to find out how features have been realized in Rust and why those design decisions have been made. Therefore, we plan to rewrite a core util<text:span text:style-name="T4">ity</text:span> like cat or wc by employing Rust’s distinct features while comparing it to the GNU coreutils that are accessible on GitHub. Apart from that, there is lots of documentation available that enables us to thoroughly study the Rust features. </text:p>
      <text:p text:style-name="P2">Project plan</text:p>
      <text:p text:style-name="P5">For fulfilling the first and subsequent milestones, we intend to deal with the resources about Rust what also enables us to get started with programming in Rust. <text:span text:style-name="T6">We plan to meet up twice a week in order to discuss our insights. Thus, the first of the two weeks until the due date for the background report will serve for studying the material. Next, we will study the core utilities written in C and learn how they interact with the operating system. Doing this, we want to figure out which core utilities will exhibit Rust's strengths. Our insights from these study sessions are then synthesized </text:span>in the background report <text:span text:style-name="T7">during the second week.</text:span></text:p>
      <text:p text:style-name="P6">For the proof-of-concept, we plan to finally choose a specific core utility but <text:span text:style-name="T6">without our reach exceeding our grasp </text:span>with respect to operating <text:span text:style-name="T8">system</text:span> concepts and time constraints, i.e. we don't intend to choose a core utility consisting of <text:span text:style-name="T8">too </text:span>many lines of code. <text:span text:style-name="T8">Then, we will analyze the source code of the core utility in question and mark the segments of code where Rust's features would be well-applied. </text:span></text:p>
      <text:p text:style-name="P7">Presenting at the poster session, we plan to pull examples from our background report in order to show the advantages of Rust over older systems programming languages. In addition to that, the marked-up code from the proof-of-concept could supplement this poster presentation as an appealing visual display. </text:p>
      <text:p text:style-name="P7"><text:soft-page-break/>Ultimately, our goal is to re-implement the GNU core utility. <text:span text:style-name="T9">We will do this building on the research and analysis that we have done throughout the project.</text:span></text:p>
      <text:p text:style-name="P2">Resources</text:p>
      <text:p text:style-name="P2">There is an abundancy of resources available. First and foremost, the Rust community itself as well as the Mozilla research team have either published or referenced several documents about Rust that range from a language reference or a guide for beginners to implementations of typical algorithms or a manual specifically for C/C++ programmers. The mentioned resources and many more are listed on this website: https://github.com/rust-unofficial/awesome-rust </text:p>
      <text:p text:style-name="P2">Some resources that might be of special interested to us are listed beneath:</text:p>
      <text:p text:style-name="P2">http://www.oreilly.com/programming/free/files/why-rust.pdf</text:p>
      <text:p text:style-name="P2">https://doc.rust-lang.org/stable/reference/</text:p>
      <text:p text:style-name="P2">https://rustbyexample.com</text:p>
      <text:p text:style-name="P2">https://doc.rust-lang.org/book/second-edition/</text:p>
      <text:p text:style-name="P2">http://mattgathu.github.io/writing-cli-app-rust/</text:p>
      <text:p text:style-name="P2">https://github.com/EbTech/rust-algorithms</text:p>
      <text:p text:style-name="P2">https://github.com/rust-lang-nursery/rust-cookbook</text:p>
      <text:p text:style-name="P2">https://medium.com/learning-rust/rust-basics-e73304ab35c7</text:p>
      <text:p text:style-name="P2">Rust for C/C++ programmers: https://github.com/nrc/r4cppp</text:p>
      <text:p text:style-name="P2">I used to use pointers – now what?: https://github.com/diwic/reffers-rs/blob/master/docs/Pointers.md</text:p>
      <text:p text:style-name="P2">https://github.com/rust-unofficial/patterns</text:p>
      <text:p text:style-name="P2">https://research.mozilla.org/rust/</text:p>
      <text:p text:style-name="P2">http://intorust.com</text:p>
      <text:p text:style-name="P2">In addition to that, talks given by members of the Rust community are available online that could provide us with additional information:</text:p>
      <text:p text:style-name="P2">Rust Youtube Channel: https://www.youtube.com/channel/UCaYhcUwRBNscFNUKTjgPFiA</text:p>
      <text:p text:style-name="Standard"><text:span text:style-name="Absatz-Standardschriftart"><text:span text:style-name="T1">Stanford Seminar – The Rust Programming Languages: https://www.youtube.com/watch?v=O5vzLKg7y-k</text:span></text:span></text:p>
      <text:p text:style-name="P1"/>
      <text:p text:style-name="P2">Project topic</text:p>
      <text:list xml:id="list4192803875409179828" text:style-name="L1">
        <text:list-item>
          <text:p text:style-name="P9">studying the features of Rust, especially in respect of the features of the C language and how they were changed/made safer in Rust by applying it to a core util</text:p>
        </text:list-item>
        <text:list-item>
          <text:p text:style-name="P8"><text:span text:style-name="Absatz-Standardschriftart"><text:span text:style-name="T1">some/advanced knowledge of C </text:span></text:span><text:span text:style-name="Absatz-Standardschriftart"><text:span text:style-name="T2"></text:span></text:span><text:span text:style-name="Absatz-Standardschriftart"><text:span text:style-name="T1"> can be applied and compared to programming in Rust</text:span></text:span></text:p>
        </text:list-item>
        <text:list-item>
          <text:p text:style-name="P9">small core util like cat or wc might be a good example, especially since direct comparison with C code possible</text:p>
        </text:list-item>
        <text:list-item>
          <text:p text:style-name="P9">lots of documentation available</text:p>
        </text:list-item>
      </text:list>
      <text:p text:style-name="P2">Why?</text:p>
      <text:list xml:id="list210617873240634" text:continue-numbering="true" text:style-name="L1">
        <text:list-item>
          <text:p text:style-name="P9">Rust might be a serious alternative/supplement to C/C++ in the future so it might be a good idea to study it now</text:p>
        </text:list-item>
        <text:list-item>
          <text:p text:style-name="P8"><text:span text:style-name="Absatz-Standardschriftart"><text:span text:style-name="T1">Already used in many applications, be it web, systems programming, cloud services or embedded environments (see </text:span></text:span><text:a xlink:type="simple" xlink:href="https://www.rust-lang.org/en-US/friends.html" office:target-frame-name="_top" xlink:show="replace" text:style-name="Internet_20_link" text:visited-style-name="Visited_20_Internet_20_Link"><text:span text:style-name="Hyperlink"><text:span text:style-name="T1">https://www.rust-lang.org/en-US/friends.html</text:span></text:span></text:a><text:span text:style-name="Absatz-Standardschriftart"><text:span text:style-name="T1">)</text:span></text:span></text:p>
        </text:list-item>
        <text:list-item>
          <text:p text:style-name="P9">tries to improve things that went wrong in C or rather tries to prevent possible pitfalls that are normal in C </text:p>
        </text:list-item>
      </text:list>
      <text:p text:style-name="P2">Plan for fulfilling subsequent milestones </text:p>
      <text:list xml:id="list7333582500966679775" text:style-name="L2">
        <text:list-item>
          <text:p text:style-name="P10">Milestones</text:p>
          <text:list>
            <text:list-item>
              <text:p text:style-name="P10">10 Nov 2017: background report</text:p>
            </text:list-item>
            <text:list-item>
              <text:p text:style-name="P10">24 Nov 2017 Proof of concept</text:p>
            </text:list-item>
            <text:list-item>
              <text:p text:style-name="P10">01 Dec 2017 Poster session</text:p>
            </text:list-item>
            <text:list-item>
              <text:p text:style-name="P10">04 Dec 2017 Final project</text:p>
            </text:list-item>
          </text:list>
        </text:list-item>
        <text:list-item>
          <text:p text:style-name="P10">How to tackle that:</text:p>
          <text:list>
            <text:list-item>
              <text:p text:style-name="P10">Read and extract information from resources until next week; start learning Rust, study C code for core utils</text:p>
            </text:list-item>
            <text:list-item>
              <text:p text:style-name="P10">then collect crucial information and compile it into the resource report</text:p>
            </text:list-item>
          </text:list>
        </text:list-item>
        <text:list-item>
          <text:p text:style-name="P10">Key goals</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Fußnotentext"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bsatz-Standardschriftart"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Fußnotentext_20_Zchn" style:display-name="Fußnotentext Zchn" style:family="text" style:parent-style-name="Absatz-Standardschriftart">
      <style:text-properties fo:font-size="10pt" style:font-size-asian="10pt" style:font-size-complex="10pt"/>
    </style:style>
    <style:style style:name="Footnote_20_Symbol" style:display-name="Footnote Symbol" style:family="text" style:parent-style-name="Absatz-Standardschriftart">
      <style:text-properties style:text-position="super 64%"/>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dc:title/>
    <dc:description/>
    <dc:subject/>
    <meta:initial-creator>Maike Basmer</meta:initial-creator>
    <meta:creation-date>2017-10-26T17:23:00Z</meta:creation-date>
    <dc:date>2017-10-26T21:06:17.094000000</dc:date>
    <meta:editing-cycles>6</meta:editing-cycles>
    <meta:editing-duration>PT1H6M12S</meta:editing-duration>
    <meta:document-statistic meta:table-count="0" meta:image-count="0" meta:object-count="0" meta:page-count="3" meta:paragraph-count="54" meta:word-count="841" meta:character-count="5717" meta:non-whitespace-character-count="4937"/>
    <meta:template xlink:type="simple" xlink:actuate="onRequest" xlink:title="" xlink:href="Normal.dotm"/>
  </office:meta>
</office:document-meta>
</file>